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193in"/>
    </style:style>
    <style:style style:name="co4" style:family="table-column">
      <style:table-column-properties fo:break-before="auto" style:column-width="1.8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1118in" svg:height="3.5429in" svg:x="7.7587in" svg:y="0.6772in">
            <draw:object draw:notify-on-update-of-ranges="Sheet1.A1:Sheet1.A1 Sheet1.A1:Sheet1.A64 Sheet1.B1:Sheet1.B1 Sheet1.B1:Sheet1.B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1256in" svg:height="3.5429in" svg:x="7.8146in" svg:y="4.2965in">
            <draw:object draw:notify-on-update-of-ranges="Sheet1.D1:Sheet1.D1 Sheet1.D1:Sheet1.D64 Sheet1.E1:Sheet1.E1 Sheet1.E1:Sheet1.E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O1-nolto-nortti-noexc-nondbg</text:p>
          </table:table-cell>
          <table:table-cell office:value-type="float" office:value="593384" calcext:value-type="float">
            <text:p>593384</text:p>
          </table:table-cell>
          <table:table-cell/>
          <table:table-cell office:value-type="string" calcext:value-type="string">
            <text:p>O1-nolto-nortti-noexc-nondbg</text:p>
          </table:table-cell>
          <table:table-cell office:value-type="float" office:value="1.03119134902954" calcext:value-type="float">
            <text:p>1.03119134902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nolto-nortti-noexc-ndbg</text:p>
          </table:table-cell>
          <table:table-cell office:value-type="float" office:value="576992" calcext:value-type="float">
            <text:p>576992</text:p>
          </table:table-cell>
          <table:table-cell/>
          <table:table-cell office:value-type="string" calcext:value-type="string">
            <text:p>O1-nolto-nortti-noexc-ndbg</text:p>
          </table:table-cell>
          <table:table-cell office:value-type="float" office:value="1.05372786521912" calcext:value-type="float">
            <text:p>1.05372786521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nolto-nortti-exc-nondbg</text:p>
          </table:table-cell>
          <table:table-cell office:value-type="float" office:value="667328" calcext:value-type="float">
            <text:p>667328</text:p>
          </table:table-cell>
          <table:table-cell/>
          <table:table-cell office:value-type="string" calcext:value-type="string">
            <text:p>O1-nolto-nortti-exc-nondbg</text:p>
          </table:table-cell>
          <table:table-cell office:value-type="float" office:value="1.03964900970459" calcext:value-type="float">
            <text:p>1.03964900970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nolto-nortti-exc-ndbg</text:p>
          </table:table-cell>
          <table:table-cell office:value-type="float" office:value="655032" calcext:value-type="float">
            <text:p>655032</text:p>
          </table:table-cell>
          <table:table-cell/>
          <table:table-cell office:value-type="string" calcext:value-type="string">
            <text:p>O1-nolto-nortti-exc-ndbg</text:p>
          </table:table-cell>
          <table:table-cell office:value-type="float" office:value="1.04946494102478" calcext:value-type="float">
            <text:p>1.04946494102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nolto-rtti-noexc-nondbg</text:p>
          </table:table-cell>
          <table:table-cell office:value-type="float" office:value="593384" calcext:value-type="float">
            <text:p>593384</text:p>
          </table:table-cell>
          <table:table-cell/>
          <table:table-cell office:value-type="string" calcext:value-type="string">
            <text:p>O1-nolto-rtti-noexc-nondbg</text:p>
          </table:table-cell>
          <table:table-cell office:value-type="float" office:value="1.07171511650085" calcext:value-type="float">
            <text:p>1.07171511650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nolto-rtti-noexc-ndbg</text:p>
          </table:table-cell>
          <table:table-cell office:value-type="float" office:value="576992" calcext:value-type="float">
            <text:p>576992</text:p>
          </table:table-cell>
          <table:table-cell/>
          <table:table-cell office:value-type="string" calcext:value-type="string">
            <text:p>O1-nolto-rtti-noexc-ndbg</text:p>
          </table:table-cell>
          <table:table-cell office:value-type="float" office:value="1.04479646682739" calcext:value-type="float">
            <text:p>1.04479646682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nolto-rtti-exc-nondbg</text:p>
          </table:table-cell>
          <table:table-cell office:value-type="float" office:value="667328" calcext:value-type="float">
            <text:p>667328</text:p>
          </table:table-cell>
          <table:table-cell/>
          <table:table-cell office:value-type="string" calcext:value-type="string">
            <text:p>O1-nolto-rtti-exc-nondbg</text:p>
          </table:table-cell>
          <table:table-cell office:value-type="float" office:value="1.02732372283936" calcext:value-type="float">
            <text:p>1.02732372283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nolto-rtti-exc-ndbg</text:p>
          </table:table-cell>
          <table:table-cell office:value-type="float" office:value="655032" calcext:value-type="float">
            <text:p>655032</text:p>
          </table:table-cell>
          <table:table-cell/>
          <table:table-cell office:value-type="string" calcext:value-type="string">
            <text:p>O1-nolto-rtti-exc-ndbg</text:p>
          </table:table-cell>
          <table:table-cell office:value-type="float" office:value="1.02566885948181" calcext:value-type="float">
            <text:p>1.02566885948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lto-nortti-noexc-nondbg</text:p>
          </table:table-cell>
          <table:table-cell office:value-type="float" office:value="482512" calcext:value-type="float">
            <text:p>482512</text:p>
          </table:table-cell>
          <table:table-cell/>
          <table:table-cell office:value-type="string" calcext:value-type="string">
            <text:p>O1-lto-nortti-noexc-nondbg</text:p>
          </table:table-cell>
          <table:table-cell office:value-type="float" office:value="0.985347509384155" calcext:value-type="float">
            <text:p>0.985347509384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lto-nortti-noexc-ndbg</text:p>
          </table:table-cell>
          <table:table-cell office:value-type="float" office:value="470216" calcext:value-type="float">
            <text:p>470216</text:p>
          </table:table-cell>
          <table:table-cell/>
          <table:table-cell office:value-type="string" calcext:value-type="string">
            <text:p>O1-lto-nortti-noexc-ndbg</text:p>
          </table:table-cell>
          <table:table-cell office:value-type="float" office:value="0.963798522949219" calcext:value-type="float">
            <text:p>0.9637985229492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lto-nortti-exc-nondbg</text:p>
          </table:table-cell>
          <table:table-cell office:value-type="float" office:value="531864" calcext:value-type="float">
            <text:p>531864</text:p>
          </table:table-cell>
          <table:table-cell/>
          <table:table-cell office:value-type="string" calcext:value-type="string">
            <text:p>O1-lto-nortti-exc-nondbg</text:p>
          </table:table-cell>
          <table:table-cell office:value-type="float" office:value="0.952404260635376" calcext:value-type="float">
            <text:p>0.952404260635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lto-nortti-exc-ndbg</text:p>
          </table:table-cell>
          <table:table-cell office:value-type="float" office:value="515472" calcext:value-type="float">
            <text:p>515472</text:p>
          </table:table-cell>
          <table:table-cell/>
          <table:table-cell office:value-type="string" calcext:value-type="string">
            <text:p>O1-lto-nortti-exc-ndbg</text:p>
          </table:table-cell>
          <table:table-cell office:value-type="float" office:value="0.972226619720459" calcext:value-type="float">
            <text:p>0.972226619720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lto-rtti-noexc-nondbg</text:p>
          </table:table-cell>
          <table:table-cell office:value-type="float" office:value="482512" calcext:value-type="float">
            <text:p>482512</text:p>
          </table:table-cell>
          <table:table-cell/>
          <table:table-cell office:value-type="string" calcext:value-type="string">
            <text:p>O1-lto-rtti-noexc-nondbg</text:p>
          </table:table-cell>
          <table:table-cell office:value-type="float" office:value="0.976063966751099" calcext:value-type="float">
            <text:p>0.976063966751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lto-rtti-noexc-ndbg</text:p>
          </table:table-cell>
          <table:table-cell office:value-type="float" office:value="470216" calcext:value-type="float">
            <text:p>470216</text:p>
          </table:table-cell>
          <table:table-cell/>
          <table:table-cell office:value-type="string" calcext:value-type="string">
            <text:p>O1-lto-rtti-noexc-ndbg</text:p>
          </table:table-cell>
          <table:table-cell office:value-type="float" office:value="0.957377910614014" calcext:value-type="float">
            <text:p>0.957377910614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lto-rtti-exc-nondbg</text:p>
          </table:table-cell>
          <table:table-cell office:value-type="float" office:value="531864" calcext:value-type="float">
            <text:p>531864</text:p>
          </table:table-cell>
          <table:table-cell/>
          <table:table-cell office:value-type="string" calcext:value-type="string">
            <text:p>O1-lto-rtti-exc-nondbg</text:p>
          </table:table-cell>
          <table:table-cell office:value-type="float" office:value="1.03145360946655" calcext:value-type="float">
            <text:p>1.03145360946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lto-rtti-exc-ndbg</text:p>
          </table:table-cell>
          <table:table-cell office:value-type="float" office:value="519568" calcext:value-type="float">
            <text:p>519568</text:p>
          </table:table-cell>
          <table:table-cell/>
          <table:table-cell office:value-type="string" calcext:value-type="string">
            <text:p>O1-lto-rtti-exc-ndbg</text:p>
          </table:table-cell>
          <table:table-cell office:value-type="float" office:value="0.948941707611084" calcext:value-type="float">
            <text:p>0.9489417076110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nolto-nortti-noexc-nondbg</text:p>
          </table:table-cell>
          <table:table-cell office:value-type="float" office:value="601400" calcext:value-type="float">
            <text:p>601400</text:p>
          </table:table-cell>
          <table:table-cell/>
          <table:table-cell office:value-type="string" calcext:value-type="string">
            <text:p>O2-nolto-nortti-noexc-nondbg</text:p>
          </table:table-cell>
          <table:table-cell office:value-type="float" office:value="1.02473139762878" calcext:value-type="float">
            <text:p>1.02473139762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nolto-nortti-noexc-ndbg</text:p>
          </table:table-cell>
          <table:table-cell office:value-type="float" office:value="597296" calcext:value-type="float">
            <text:p>597296</text:p>
          </table:table-cell>
          <table:table-cell/>
          <table:table-cell office:value-type="string" calcext:value-type="string">
            <text:p>O2-nolto-nortti-noexc-ndbg</text:p>
          </table:table-cell>
          <table:table-cell office:value-type="float" office:value="1.00559306144714" calcext:value-type="float">
            <text:p>1.00559306144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nolto-nortti-exc-nondbg</text:p>
          </table:table-cell>
          <table:table-cell office:value-type="float" office:value="683536" calcext:value-type="float">
            <text:p>683536</text:p>
          </table:table-cell>
          <table:table-cell/>
          <table:table-cell office:value-type="string" calcext:value-type="string">
            <text:p>O2-nolto-nortti-exc-nondbg</text:p>
          </table:table-cell>
          <table:table-cell office:value-type="float" office:value="1.02087593078613" calcext:value-type="float">
            <text:p>1.020875930786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nolto-nortti-exc-ndbg</text:p>
          </table:table-cell>
          <table:table-cell office:value-type="float" office:value="671240" calcext:value-type="float">
            <text:p>671240</text:p>
          </table:table-cell>
          <table:table-cell/>
          <table:table-cell office:value-type="string" calcext:value-type="string">
            <text:p>O2-nolto-nortti-exc-ndbg</text:p>
          </table:table-cell>
          <table:table-cell office:value-type="float" office:value="1.02300524711609" calcext:value-type="float">
            <text:p>1.023005247116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nolto-rtti-noexc-nondbg</text:p>
          </table:table-cell>
          <table:table-cell office:value-type="float" office:value="609592" calcext:value-type="float">
            <text:p>609592</text:p>
          </table:table-cell>
          <table:table-cell/>
          <table:table-cell office:value-type="string" calcext:value-type="string">
            <text:p>O2-nolto-rtti-noexc-nondbg</text:p>
          </table:table-cell>
          <table:table-cell office:value-type="float" office:value="1.02953886985779" calcext:value-type="float">
            <text:p>1.02953886985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nolto-rtti-noexc-ndbg</text:p>
          </table:table-cell>
          <table:table-cell office:value-type="float" office:value="601392" calcext:value-type="float">
            <text:p>601392</text:p>
          </table:table-cell>
          <table:table-cell/>
          <table:table-cell office:value-type="string" calcext:value-type="string">
            <text:p>O2-nolto-rtti-noexc-ndbg</text:p>
          </table:table-cell>
          <table:table-cell office:value-type="float" office:value="1.0222020149231" calcext:value-type="float">
            <text:p>1.0222020149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nolto-rtti-exc-nondbg</text:p>
          </table:table-cell>
          <table:table-cell office:value-type="float" office:value="687632" calcext:value-type="float">
            <text:p>687632</text:p>
          </table:table-cell>
          <table:table-cell/>
          <table:table-cell office:value-type="string" calcext:value-type="string">
            <text:p>O2-nolto-rtti-exc-nondbg</text:p>
          </table:table-cell>
          <table:table-cell office:value-type="float" office:value="0.999908924102783" calcext:value-type="float">
            <text:p>0.999908924102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nolto-rtti-exc-ndbg</text:p>
          </table:table-cell>
          <table:table-cell office:value-type="float" office:value="675336" calcext:value-type="float">
            <text:p>675336</text:p>
          </table:table-cell>
          <table:table-cell/>
          <table:table-cell office:value-type="string" calcext:value-type="string">
            <text:p>O2-nolto-rtti-exc-ndbg</text:p>
          </table:table-cell>
          <table:table-cell office:value-type="float" office:value="0.942644119262695" calcext:value-type="float">
            <text:p>0.9426441192626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lto-nortti-noexc-nondbg</text:p>
          </table:table-cell>
          <table:table-cell office:value-type="float" office:value="490696" calcext:value-type="float">
            <text:p>490696</text:p>
          </table:table-cell>
          <table:table-cell/>
          <table:table-cell office:value-type="string" calcext:value-type="string">
            <text:p>O2-lto-nortti-noexc-nondbg</text:p>
          </table:table-cell>
          <table:table-cell office:value-type="float" office:value="1.01372742652893" calcext:value-type="float">
            <text:p>1.01372742652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lto-nortti-noexc-ndbg</text:p>
          </table:table-cell>
          <table:table-cell office:value-type="float" office:value="478400" calcext:value-type="float">
            <text:p>478400</text:p>
          </table:table-cell>
          <table:table-cell/>
          <table:table-cell office:value-type="string" calcext:value-type="string">
            <text:p>O2-lto-nortti-noexc-ndbg</text:p>
          </table:table-cell>
          <table:table-cell office:value-type="float" office:value="0.936230659484863" calcext:value-type="float">
            <text:p>0.9362306594848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lto-nortti-exc-nondbg</text:p>
          </table:table-cell>
          <table:table-cell office:value-type="float" office:value="556432" calcext:value-type="float">
            <text:p>556432</text:p>
          </table:table-cell>
          <table:table-cell/>
          <table:table-cell office:value-type="string" calcext:value-type="string">
            <text:p>O2-lto-nortti-exc-nondbg</text:p>
          </table:table-cell>
          <table:table-cell office:value-type="float" office:value="0.957983016967773" calcext:value-type="float">
            <text:p>0.957983016967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lto-nortti-exc-ndbg</text:p>
          </table:table-cell>
          <table:table-cell office:value-type="float" office:value="540040" calcext:value-type="float">
            <text:p>540040</text:p>
          </table:table-cell>
          <table:table-cell/>
          <table:table-cell office:value-type="string" calcext:value-type="string">
            <text:p>O2-lto-nortti-exc-ndbg</text:p>
          </table:table-cell>
          <table:table-cell office:value-type="float" office:value="0.935985088348389" calcext:value-type="float">
            <text:p>0.9359850883483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lto-rtti-noexc-nondbg</text:p>
          </table:table-cell>
          <table:table-cell office:value-type="float" office:value="490696" calcext:value-type="float">
            <text:p>490696</text:p>
          </table:table-cell>
          <table:table-cell/>
          <table:table-cell office:value-type="string" calcext:value-type="string">
            <text:p>O2-lto-rtti-noexc-nondbg</text:p>
          </table:table-cell>
          <table:table-cell office:value-type="float" office:value="0.958895921707153" calcext:value-type="float">
            <text:p>0.9588959217071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lto-rtti-noexc-ndbg</text:p>
          </table:table-cell>
          <table:table-cell office:value-type="float" office:value="478400" calcext:value-type="float">
            <text:p>478400</text:p>
          </table:table-cell>
          <table:table-cell/>
          <table:table-cell office:value-type="string" calcext:value-type="string">
            <text:p>O2-lto-rtti-noexc-ndbg</text:p>
          </table:table-cell>
          <table:table-cell office:value-type="float" office:value="1.02551889419556" calcext:value-type="float">
            <text:p>1.02551889419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lto-rtti-exc-nondbg</text:p>
          </table:table-cell>
          <table:table-cell office:value-type="float" office:value="556432" calcext:value-type="float">
            <text:p>556432</text:p>
          </table:table-cell>
          <table:table-cell/>
          <table:table-cell office:value-type="string" calcext:value-type="string">
            <text:p>O2-lto-rtti-exc-nondbg</text:p>
          </table:table-cell>
          <table:table-cell office:value-type="float" office:value="0.956294536590576" calcext:value-type="float">
            <text:p>0.956294536590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lto-rtti-exc-ndbg</text:p>
          </table:table-cell>
          <table:table-cell office:value-type="float" office:value="540040" calcext:value-type="float">
            <text:p>540040</text:p>
          </table:table-cell>
          <table:table-cell/>
          <table:table-cell office:value-type="string" calcext:value-type="string">
            <text:p>O2-lto-rtti-exc-ndbg</text:p>
          </table:table-cell>
          <table:table-cell office:value-type="float" office:value="0.93672251701355" calcext:value-type="float">
            <text:p>0.93672251701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nolto-nortti-noexc-nondbg</text:p>
          </table:table-cell>
          <table:table-cell office:value-type="float" office:value="642368" calcext:value-type="float">
            <text:p>642368</text:p>
          </table:table-cell>
          <table:table-cell/>
          <table:table-cell office:value-type="string" calcext:value-type="string">
            <text:p>O3-nolto-nortti-noexc-nondbg</text:p>
          </table:table-cell>
          <table:table-cell office:value-type="float" office:value="0.984414100646973" calcext:value-type="float">
            <text:p>0.9844141006469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nolto-nortti-noexc-ndbg</text:p>
          </table:table-cell>
          <table:table-cell office:value-type="float" office:value="638264" calcext:value-type="float">
            <text:p>638264</text:p>
          </table:table-cell>
          <table:table-cell/>
          <table:table-cell office:value-type="string" calcext:value-type="string">
            <text:p>O3-nolto-nortti-noexc-ndbg</text:p>
          </table:table-cell>
          <table:table-cell office:value-type="float" office:value="0.976862668991089" calcext:value-type="float">
            <text:p>0.976862668991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nolto-nortti-exc-nondbg</text:p>
          </table:table-cell>
          <table:table-cell office:value-type="float" office:value="724504" calcext:value-type="float">
            <text:p>724504</text:p>
          </table:table-cell>
          <table:table-cell/>
          <table:table-cell office:value-type="string" calcext:value-type="string">
            <text:p>O3-nolto-nortti-exc-nondbg</text:p>
          </table:table-cell>
          <table:table-cell office:value-type="float" office:value="0.970156192779541" calcext:value-type="float">
            <text:p>0.9701561927795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nolto-nortti-exc-ndbg</text:p>
          </table:table-cell>
          <table:table-cell office:value-type="float" office:value="716304" calcext:value-type="float">
            <text:p>716304</text:p>
          </table:table-cell>
          <table:table-cell/>
          <table:table-cell office:value-type="string" calcext:value-type="string">
            <text:p>O3-nolto-nortti-exc-ndbg</text:p>
          </table:table-cell>
          <table:table-cell office:value-type="float" office:value="0.998418092727661" calcext:value-type="float">
            <text:p>0.9984180927276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nolto-rtti-noexc-nondbg</text:p>
          </table:table-cell>
          <table:table-cell office:value-type="float" office:value="646464" calcext:value-type="float">
            <text:p>646464</text:p>
          </table:table-cell>
          <table:table-cell/>
          <table:table-cell office:value-type="string" calcext:value-type="string">
            <text:p>O3-nolto-rtti-noexc-nondbg</text:p>
          </table:table-cell>
          <table:table-cell office:value-type="float" office:value="0.995536327362061" calcext:value-type="float">
            <text:p>0.995536327362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nolto-rtti-noexc-ndbg</text:p>
          </table:table-cell>
          <table:table-cell office:value-type="float" office:value="638264" calcext:value-type="float">
            <text:p>638264</text:p>
          </table:table-cell>
          <table:table-cell/>
          <table:table-cell office:value-type="string" calcext:value-type="string">
            <text:p>O3-nolto-rtti-noexc-ndbg</text:p>
          </table:table-cell>
          <table:table-cell office:value-type="float" office:value="1.01652526855469" calcext:value-type="float">
            <text:p>1.01652526855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nolto-rtti-exc-nondbg</text:p>
          </table:table-cell>
          <table:table-cell office:value-type="float" office:value="724504" calcext:value-type="float">
            <text:p>724504</text:p>
          </table:table-cell>
          <table:table-cell/>
          <table:table-cell office:value-type="string" calcext:value-type="string">
            <text:p>O3-nolto-rtti-exc-nondbg</text:p>
          </table:table-cell>
          <table:table-cell office:value-type="float" office:value="0.936332941055298" calcext:value-type="float">
            <text:p>0.936332941055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nolto-rtti-exc-ndbg</text:p>
          </table:table-cell>
          <table:table-cell office:value-type="float" office:value="716304" calcext:value-type="float">
            <text:p>716304</text:p>
          </table:table-cell>
          <table:table-cell/>
          <table:table-cell office:value-type="string" calcext:value-type="string">
            <text:p>O3-nolto-rtti-exc-ndbg</text:p>
          </table:table-cell>
          <table:table-cell office:value-type="float" office:value="0.94927978515625" calcext:value-type="float">
            <text:p>0.949279785156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lto-nortti-noexc-nondbg</text:p>
          </table:table-cell>
          <table:table-cell office:value-type="float" office:value="523472" calcext:value-type="float">
            <text:p>523472</text:p>
          </table:table-cell>
          <table:table-cell/>
          <table:table-cell office:value-type="string" calcext:value-type="string">
            <text:p>O3-lto-nortti-noexc-nondbg</text:p>
          </table:table-cell>
          <table:table-cell office:value-type="float" office:value="1.00483274459839" calcext:value-type="float">
            <text:p>1.00483274459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lto-nortti-noexc-ndbg</text:p>
          </table:table-cell>
          <table:table-cell office:value-type="float" office:value="515272" calcext:value-type="float">
            <text:p>515272</text:p>
          </table:table-cell>
          <table:table-cell/>
          <table:table-cell office:value-type="string" calcext:value-type="string">
            <text:p>O3-lto-nortti-noexc-ndbg</text:p>
          </table:table-cell>
          <table:table-cell office:value-type="float" office:value="0.929589748382568" calcext:value-type="float">
            <text:p>0.9295897483825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lto-nortti-exc-nondbg</text:p>
          </table:table-cell>
          <table:table-cell office:value-type="float" office:value="597400" calcext:value-type="float">
            <text:p>597400</text:p>
          </table:table-cell>
          <table:table-cell/>
          <table:table-cell office:value-type="string" calcext:value-type="string">
            <text:p>O3-lto-nortti-exc-nondbg</text:p>
          </table:table-cell>
          <table:table-cell office:value-type="float" office:value="1.02903389930725" calcext:value-type="float">
            <text:p>1.02903389930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lto-nortti-exc-ndbg</text:p>
          </table:table-cell>
          <table:table-cell office:value-type="float" office:value="585104" calcext:value-type="float">
            <text:p>585104</text:p>
          </table:table-cell>
          <table:table-cell/>
          <table:table-cell office:value-type="string" calcext:value-type="string">
            <text:p>O3-lto-nortti-exc-ndbg</text:p>
          </table:table-cell>
          <table:table-cell office:value-type="float" office:value="0.976122617721558" calcext:value-type="float">
            <text:p>0.976122617721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lto-rtti-noexc-nondbg</text:p>
          </table:table-cell>
          <table:table-cell office:value-type="float" office:value="527568" calcext:value-type="float">
            <text:p>527568</text:p>
          </table:table-cell>
          <table:table-cell/>
          <table:table-cell office:value-type="string" calcext:value-type="string">
            <text:p>O3-lto-rtti-noexc-nondbg</text:p>
          </table:table-cell>
          <table:table-cell office:value-type="float" office:value="0.994043350219727" calcext:value-type="float">
            <text:p>0.994043350219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lto-rtti-noexc-ndbg</text:p>
          </table:table-cell>
          <table:table-cell office:value-type="float" office:value="515272" calcext:value-type="float">
            <text:p>515272</text:p>
          </table:table-cell>
          <table:table-cell/>
          <table:table-cell office:value-type="string" calcext:value-type="string">
            <text:p>O3-lto-rtti-noexc-ndbg</text:p>
          </table:table-cell>
          <table:table-cell office:value-type="float" office:value="0.922836065292358" calcext:value-type="float">
            <text:p>0.922836065292358</text:p>
          </table:table-cell>
          <table:table-cell/>
          <table:table-cell office:value-type="string" calcext:value-type="string">
            <text:p>Fastest</text:p>
          </table:table-cell>
          <table:table-cell table:formula="of:=MIN([.E1:.E64])" office:value-type="float" office:value="0.922836065292358" calcext:value-type="float">
            <text:p>0.922836065292358</text:p>
          </table:table-cell>
          <table:table-cell table:formula="of:=INDEX([.D1:.D64];MATCH(MIN([.E1:.E64]);[.E:.E];0))" office:value-type="string" office:string-value="O3-lto-rtti-noexc-ndbg" calcext:value-type="string">
            <text:p>O3-lto-rtti-noexc-ndbg</text:p>
          </table:table-cell>
          <table:table-cell table:number-columns-repeated="2"/>
          <table:table-cell office:value-type="string" calcext:value-type="string">
            <text:p>Fastest O1</text:p>
          </table:table-cell>
          <table:table-cell table:formula="of:=MIN([.E1:.E16])" office:value-type="float" office:value="0.948941707611084" calcext:value-type="float">
            <text:p>0.948941707611084</text:p>
          </table:table-cell>
        </table:table-row>
        <table:table-row table:style-name="ro1">
          <table:table-cell office:value-type="string" calcext:value-type="string">
            <text:p>O3-lto-rtti-exc-nondbg</text:p>
          </table:table-cell>
          <table:table-cell office:value-type="float" office:value="601496" calcext:value-type="float">
            <text:p>601496</text:p>
          </table:table-cell>
          <table:table-cell/>
          <table:table-cell office:value-type="string" calcext:value-type="string">
            <text:p>O3-lto-rtti-exc-nondbg</text:p>
          </table:table-cell>
          <table:table-cell office:value-type="float" office:value="0.932618379592896" calcext:value-type="float">
            <text:p>0.932618379592896</text:p>
          </table:table-cell>
          <table:table-cell/>
          <table:table-cell office:value-type="string" calcext:value-type="string">
            <text:p>Slowest</text:p>
          </table:table-cell>
          <table:table-cell table:formula="of:=MAX([.E1:.E64])" office:value-type="float" office:value="1.20274758338928" calcext:value-type="float">
            <text:p>1.20274758338928</text:p>
          </table:table-cell>
          <table:table-cell table:formula="of:=INDEX([.D1:.D64];MATCH(MAX([.E1:.E64]);[.E:.E];0))" office:value-type="string" office:string-value="Os-nolto-rtti-noexc-ndbg" calcext:value-type="string">
            <text:p>Os-nolto-rtti-noexc-ndbg</text:p>
          </table:table-cell>
          <table:table-cell table:number-columns-repeated="2"/>
          <table:table-cell office:value-type="string" calcext:value-type="string">
            <text:p>Fastest O2</text:p>
          </table:table-cell>
          <table:table-cell table:formula="of:=MIN([.E17:.E32])" office:value-type="float" office:value="0.935985088348389" calcext:value-type="float">
            <text:p>0.935985088348389</text:p>
          </table:table-cell>
        </table:table-row>
        <table:table-row table:style-name="ro1">
          <table:table-cell office:value-type="string" calcext:value-type="string">
            <text:p>O3-lto-rtti-exc-ndbg</text:p>
          </table:table-cell>
          <table:table-cell office:value-type="float" office:value="589200" calcext:value-type="float">
            <text:p>589200</text:p>
          </table:table-cell>
          <table:table-cell/>
          <table:table-cell office:value-type="string" calcext:value-type="string">
            <text:p>O3-lto-rtti-exc-ndbg</text:p>
          </table:table-cell>
          <table:table-cell office:value-type="float" office:value="0.991631984710693" calcext:value-type="float">
            <text:p>0.991631984710693</text:p>
          </table:table-cell>
          <table:table-cell/>
          <table:table-cell office:value-type="string" calcext:value-type="string">
            <text:p>Largest</text:p>
          </table:table-cell>
          <table:table-cell table:formula="of:=MAX([.B1:.B64])" office:value-type="float" office:value="724504" calcext:value-type="float">
            <text:p>724504</text:p>
          </table:table-cell>
          <table:table-cell table:formula="of:=INDEX([.A1:.A64];MATCH(MAX([.B1:.B64]);[.B:.B];0))" office:value-type="string" office:string-value="O3-nolto-nortti-exc-nondbg" calcext:value-type="string">
            <text:p>O3-nolto-nortti-exc-nondbg</text:p>
          </table:table-cell>
          <table:table-cell table:number-columns-repeated="2"/>
          <table:table-cell office:value-type="string" calcext:value-type="string">
            <text:p>Fastest O3</text:p>
          </table:table-cell>
          <table:table-cell table:formula="of:=MIN([.E33:.E48])" office:value-type="float" office:value="0.922836065292358" calcext:value-type="float">
            <text:p>0.922836065292358</text:p>
          </table:table-cell>
        </table:table-row>
        <table:table-row table:style-name="ro1">
          <table:table-cell office:value-type="string" calcext:value-type="string">
            <text:p>Os-nolto-nortti-noexc-nondbg</text:p>
          </table:table-cell>
          <table:table-cell office:value-type="float" office:value="417152" calcext:value-type="float">
            <text:p>417152</text:p>
          </table:table-cell>
          <table:table-cell/>
          <table:table-cell office:value-type="string" calcext:value-type="string">
            <text:p>Os-nolto-nortti-noexc-nondbg</text:p>
          </table:table-cell>
          <table:table-cell office:value-type="float" office:value="1.09251165390015" calcext:value-type="float">
            <text:p>1.09251165390015</text:p>
          </table:table-cell>
          <table:table-cell/>
          <table:table-cell office:value-type="string" calcext:value-type="string">
            <text:p>Smallest</text:p>
          </table:table-cell>
          <table:table-cell table:formula="of:=MIN([.B1:.B64])" office:value-type="float" office:value="335048" calcext:value-type="float">
            <text:p>335048</text:p>
          </table:table-cell>
          <table:table-cell table:formula="of:=INDEX([.A1:.A64];MATCH(MIN([.B1:.B64]);[.B:.B];0))" office:value-type="string" office:string-value="Os-lto-nortti-noexc-ndbg" calcext:value-type="string">
            <text:p>Os-lto-nortti-noexc-ndbg</text:p>
          </table:table-cell>
          <table:table-cell table:number-columns-repeated="2"/>
          <table:table-cell office:value-type="string" calcext:value-type="string">
            <text:p>Fastest Os</text:p>
          </table:table-cell>
          <table:table-cell table:formula="of:=MIN([.E49:.E64])" office:value-type="float" office:value="1.07426929473877" calcext:value-type="float">
            <text:p>1.07426929473877</text:p>
          </table:table-cell>
        </table:table-row>
        <table:table-row table:style-name="ro1">
          <table:table-cell office:value-type="string" calcext:value-type="string">
            <text:p>Os-nolto-nortti-noexc-ndbg</text:p>
          </table:table-cell>
          <table:table-cell office:value-type="float" office:value="400760" calcext:value-type="float">
            <text:p>400760</text:p>
          </table:table-cell>
          <table:table-cell/>
          <table:table-cell office:value-type="string" calcext:value-type="string">
            <text:p>Os-nolto-nortti-noexc-ndbg</text:p>
          </table:table-cell>
          <table:table-cell office:value-type="float" office:value="1.20021367073059" calcext:value-type="float">
            <text:p>1.200213670730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nolto-nortti-exc-nondbg</text:p>
          </table:table-cell>
          <table:table-cell office:value-type="float" office:value="462424" calcext:value-type="float">
            <text:p>462424</text:p>
          </table:table-cell>
          <table:table-cell/>
          <table:table-cell office:value-type="string" calcext:value-type="string">
            <text:p>Os-nolto-nortti-exc-nondbg</text:p>
          </table:table-cell>
          <table:table-cell office:value-type="float" office:value="1.07656311988831" calcext:value-type="float">
            <text:p>1.07656311988831</text:p>
          </table:table-cell>
          <table:table-cell/>
          <table:table-cell office:value-type="string" calcext:value-type="string">
            <text:p>Slowest without Os</text:p>
          </table:table-cell>
          <table:table-cell table:formula="of:=MAX([.E1:.E48])" office:value-type="float" office:value="1.07171511650085" calcext:value-type="float">
            <text:p>1.07171511650085</text:p>
          </table:table-cell>
          <table:table-cell table:formula="of:=INDEX([.A1:.A64];MATCH(MAX([.E1:.E48]);[.E:.E];0))" office:value-type="string" office:string-value="O1-nolto-rtti-noexc-nondbg" calcext:value-type="string">
            <text:p>O1-nolto-rtti-noexc-nondb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-nolto-nortti-exc-ndbg</text:p>
          </table:table-cell>
          <table:table-cell office:value-type="float" office:value="450128" calcext:value-type="float">
            <text:p>450128</text:p>
          </table:table-cell>
          <table:table-cell/>
          <table:table-cell office:value-type="string" calcext:value-type="string">
            <text:p>Os-nolto-nortti-exc-ndbg</text:p>
          </table:table-cell>
          <table:table-cell office:value-type="float" office:value="1.07426929473877" calcext:value-type="float">
            <text:p>1.07426929473877</text:p>
          </table:table-cell>
          <table:table-cell/>
          <table:table-cell office:value-type="string" calcext:value-type="string">
            <text:p>Smallest without Os</text:p>
          </table:table-cell>
          <table:table-cell table:formula="of:=MIN([.B1:.B48])" office:value-type="float" office:value="470216" calcext:value-type="float">
            <text:p>470216</text:p>
          </table:table-cell>
          <table:table-cell table:formula="of:=INDEX([.A1:.A64];MATCH(MIN([.B1:.B48]);[.B:.B];0))" office:value-type="string" office:string-value="O1-lto-nortti-noexc-ndbg" calcext:value-type="string">
            <text:p>O1-lto-nortti-noexc-ndb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-nolto-rtti-noexc-nondbg</text:p>
          </table:table-cell>
          <table:table-cell office:value-type="float" office:value="417152" calcext:value-type="float">
            <text:p>417152</text:p>
          </table:table-cell>
          <table:table-cell/>
          <table:table-cell office:value-type="string" calcext:value-type="string">
            <text:p>Os-nolto-rtti-noexc-nondbg</text:p>
          </table:table-cell>
          <table:table-cell office:value-type="float" office:value="1.10122036933899" calcext:value-type="float">
            <text:p>1.10122036933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nolto-rtti-noexc-ndbg</text:p>
          </table:table-cell>
          <table:table-cell office:value-type="float" office:value="400760" calcext:value-type="float">
            <text:p>400760</text:p>
          </table:table-cell>
          <table:table-cell/>
          <table:table-cell office:value-type="string" calcext:value-type="string">
            <text:p>Os-nolto-rtti-noexc-ndbg</text:p>
          </table:table-cell>
          <table:table-cell office:value-type="float" office:value="1.20274758338928" calcext:value-type="float">
            <text:p>1.20274758338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nolto-rtti-exc-nondbg</text:p>
          </table:table-cell>
          <table:table-cell office:value-type="float" office:value="466520" calcext:value-type="float">
            <text:p>466520</text:p>
          </table:table-cell>
          <table:table-cell/>
          <table:table-cell office:value-type="string" calcext:value-type="string">
            <text:p>Os-nolto-rtti-exc-nondbg</text:p>
          </table:table-cell>
          <table:table-cell office:value-type="float" office:value="1.10508918762207" calcext:value-type="float">
            <text:p>1.10508918762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nolto-rtti-exc-ndbg</text:p>
          </table:table-cell>
          <table:table-cell office:value-type="float" office:value="450128" calcext:value-type="float">
            <text:p>450128</text:p>
          </table:table-cell>
          <table:table-cell/>
          <table:table-cell office:value-type="string" calcext:value-type="string">
            <text:p>Os-nolto-rtti-exc-ndbg</text:p>
          </table:table-cell>
          <table:table-cell office:value-type="float" office:value="1.17559671401978" calcext:value-type="float">
            <text:p>1.175596714019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lto-nortti-noexc-nondbg</text:p>
          </table:table-cell>
          <table:table-cell office:value-type="float" office:value="351440" calcext:value-type="float">
            <text:p>351440</text:p>
          </table:table-cell>
          <table:table-cell/>
          <table:table-cell office:value-type="string" calcext:value-type="string">
            <text:p>Os-lto-nortti-noexc-nondbg</text:p>
          </table:table-cell>
          <table:table-cell office:value-type="float" office:value="1.11109614372253" calcext:value-type="float">
            <text:p>1.11109614372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lto-nortti-noexc-ndbg</text:p>
          </table:table-cell>
          <table:table-cell office:value-type="float" office:value="335048" calcext:value-type="float">
            <text:p>335048</text:p>
          </table:table-cell>
          <table:table-cell/>
          <table:table-cell office:value-type="string" calcext:value-type="string">
            <text:p>Os-lto-nortti-noexc-ndbg</text:p>
          </table:table-cell>
          <table:table-cell office:value-type="float" office:value="1.12159419059753" calcext:value-type="float">
            <text:p>1.12159419059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lto-nortti-exc-nondbg</text:p>
          </table:table-cell>
          <table:table-cell office:value-type="float" office:value="376216" calcext:value-type="float">
            <text:p>376216</text:p>
          </table:table-cell>
          <table:table-cell/>
          <table:table-cell office:value-type="string" calcext:value-type="string">
            <text:p>Os-lto-nortti-exc-nondbg</text:p>
          </table:table-cell>
          <table:table-cell office:value-type="float" office:value="1.1848406791687" calcext:value-type="float">
            <text:p>1.1848406791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lto-nortti-exc-ndbg</text:p>
          </table:table-cell>
          <table:table-cell office:value-type="float" office:value="363920" calcext:value-type="float">
            <text:p>363920</text:p>
          </table:table-cell>
          <table:table-cell/>
          <table:table-cell office:value-type="string" calcext:value-type="string">
            <text:p>Os-lto-nortti-exc-ndbg</text:p>
          </table:table-cell>
          <table:table-cell office:value-type="float" office:value="1.14618396759033" calcext:value-type="float">
            <text:p>1.14618396759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lto-rtti-noexc-nondbg</text:p>
          </table:table-cell>
          <table:table-cell office:value-type="float" office:value="351440" calcext:value-type="float">
            <text:p>351440</text:p>
          </table:table-cell>
          <table:table-cell/>
          <table:table-cell office:value-type="string" calcext:value-type="string">
            <text:p>Os-lto-rtti-noexc-nondbg</text:p>
          </table:table-cell>
          <table:table-cell office:value-type="float" office:value="1.08916687965393" calcext:value-type="float">
            <text:p>1.089166879653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lto-rtti-noexc-ndbg</text:p>
          </table:table-cell>
          <table:table-cell office:value-type="float" office:value="335048" calcext:value-type="float">
            <text:p>335048</text:p>
          </table:table-cell>
          <table:table-cell/>
          <table:table-cell office:value-type="string" calcext:value-type="string">
            <text:p>Os-lto-rtti-noexc-ndbg</text:p>
          </table:table-cell>
          <table:table-cell office:value-type="float" office:value="1.08704996109009" calcext:value-type="float">
            <text:p>1.08704996109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lto-rtti-exc-nondbg</text:p>
          </table:table-cell>
          <table:table-cell office:value-type="float" office:value="380312" calcext:value-type="float">
            <text:p>380312</text:p>
          </table:table-cell>
          <table:table-cell/>
          <table:table-cell office:value-type="string" calcext:value-type="string">
            <text:p>Os-lto-rtti-exc-nondbg</text:p>
          </table:table-cell>
          <table:table-cell office:value-type="float" office:value="1.12918257713318" calcext:value-type="float">
            <text:p>1.12918257713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lto-rtti-exc-ndbg</text:p>
          </table:table-cell>
          <table:table-cell office:value-type="float" office:value="368016" calcext:value-type="float">
            <text:p>368016</text:p>
          </table:table-cell>
          <table:table-cell/>
          <table:table-cell office:value-type="string" calcext:value-type="string">
            <text:p>Os-lto-rtti-exc-ndbg</text:p>
          </table:table-cell>
          <table:table-cell office:value-type="float" office:value="1.17063140869141" calcext:value-type="float">
            <text:p>1.1706314086914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36:59.668024708</meta:creation-date>
    <dc:date>2025-01-14T15:23:17.202357884</dc:date>
    <meta:editing-duration>PT2H12M20S</meta:editing-duration>
    <meta:editing-cycles>5</meta:editing-cycles>
    <meta:generator>LibreOffice/24.8.4.2$Linux_X86_64 LibreOffice_project/bb3cfa12c7b1bf994ecc5649a80400d06cd71002</meta:generator>
    <meta:document-statistic meta:table-count="1" meta:cell-count="28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0000" chart:maximum="7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40.925cm" svg:height="9cm" xlink:href=".." xlink:type="simple" chart:class="chart:bar" chart:style-name="ch1">
        <chart:title svg:x="18.217cm" svg:y="0.316cm" chart:style-name="ch2">
          <text:p><text:span text:style-name="T1">Library size (stripped)</text:span></text:p>
        </chart:title>
        <chart:plot-area chart:style-name="ch3" table:cell-range-address="Sheet1.A1:Sheet1.B64" chart:data-source-has-labels="both" svg:x="0.818cm" svg:y="1.275cm" svg:width="39.289cm" svg:height="7.545cm">
          <chart:coordinate-region svg:x="3.854cm" svg:y="1.474cm" svg:width="36.253cm" svg:height="3.638cm"/>
          <chart:axis chart:dimension="x" chart:name="primary-x" chart:style-name="ch4" chartooo:axis-type="auto">
            <chartooo:date-scale/>
            <chart:categories table:cell-range-address="Sheet1.A1:Sheet1.A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64" chart:label-cell-address="Sheet1.B1:Sheet1.B1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93384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1-nolto-nortti-noexc-nondbg</text:p>
                <draw:g>
                  <svg:desc>Sheet1.A1:Sheet1.A64</svg:desc>
                </draw:g>
              </table:table-cell>
              <table:table-cell office:value-type="float" office:value="593384">
                <text:p>593384</text:p>
                <draw:g>
                  <svg:desc>Sheet1.B1:Sheet1.B64</svg:desc>
                </draw:g>
              </table:table-cell>
            </table:table-row>
            <table:table-row>
              <table:table-cell office:value-type="string">
                <text:p>O1-nolto-nortti-noexc-ndbg</text:p>
              </table:table-cell>
              <table:table-cell office:value-type="float" office:value="576992">
                <text:p>576992</text:p>
              </table:table-cell>
            </table:table-row>
            <table:table-row>
              <table:table-cell office:value-type="string">
                <text:p>O1-nolto-nortti-exc-nondbg</text:p>
              </table:table-cell>
              <table:table-cell office:value-type="float" office:value="667328">
                <text:p>667328</text:p>
              </table:table-cell>
            </table:table-row>
            <table:table-row>
              <table:table-cell office:value-type="string">
                <text:p>O1-nolto-nortti-exc-ndbg</text:p>
              </table:table-cell>
              <table:table-cell office:value-type="float" office:value="655032">
                <text:p>655032</text:p>
              </table:table-cell>
            </table:table-row>
            <table:table-row>
              <table:table-cell office:value-type="string">
                <text:p>O1-nolto-rtti-noexc-nondbg</text:p>
              </table:table-cell>
              <table:table-cell office:value-type="float" office:value="593384">
                <text:p>593384</text:p>
              </table:table-cell>
            </table:table-row>
            <table:table-row>
              <table:table-cell office:value-type="string">
                <text:p>O1-nolto-rtti-noexc-ndbg</text:p>
              </table:table-cell>
              <table:table-cell office:value-type="float" office:value="576992">
                <text:p>576992</text:p>
              </table:table-cell>
            </table:table-row>
            <table:table-row>
              <table:table-cell office:value-type="string">
                <text:p>O1-nolto-rtti-exc-nondbg</text:p>
              </table:table-cell>
              <table:table-cell office:value-type="float" office:value="667328">
                <text:p>667328</text:p>
              </table:table-cell>
            </table:table-row>
            <table:table-row>
              <table:table-cell office:value-type="string">
                <text:p>O1-nolto-rtti-exc-ndbg</text:p>
              </table:table-cell>
              <table:table-cell office:value-type="float" office:value="655032">
                <text:p>655032</text:p>
              </table:table-cell>
            </table:table-row>
            <table:table-row>
              <table:table-cell office:value-type="string">
                <text:p>O1-lto-nortti-noexc-nondbg</text:p>
              </table:table-cell>
              <table:table-cell office:value-type="float" office:value="482512">
                <text:p>482512</text:p>
              </table:table-cell>
            </table:table-row>
            <table:table-row>
              <table:table-cell office:value-type="string">
                <text:p>O1-lto-nortti-noexc-ndbg</text:p>
              </table:table-cell>
              <table:table-cell office:value-type="float" office:value="470216">
                <text:p>470216</text:p>
              </table:table-cell>
            </table:table-row>
            <table:table-row>
              <table:table-cell office:value-type="string">
                <text:p>O1-lto-nortti-exc-nondbg</text:p>
              </table:table-cell>
              <table:table-cell office:value-type="float" office:value="531864">
                <text:p>531864</text:p>
              </table:table-cell>
            </table:table-row>
            <table:table-row>
              <table:table-cell office:value-type="string">
                <text:p>O1-lto-nortti-exc-ndbg</text:p>
              </table:table-cell>
              <table:table-cell office:value-type="float" office:value="515472">
                <text:p>515472</text:p>
              </table:table-cell>
            </table:table-row>
            <table:table-row>
              <table:table-cell office:value-type="string">
                <text:p>O1-lto-rtti-noexc-nondbg</text:p>
              </table:table-cell>
              <table:table-cell office:value-type="float" office:value="482512">
                <text:p>482512</text:p>
              </table:table-cell>
            </table:table-row>
            <table:table-row>
              <table:table-cell office:value-type="string">
                <text:p>O1-lto-rtti-noexc-ndbg</text:p>
              </table:table-cell>
              <table:table-cell office:value-type="float" office:value="470216">
                <text:p>470216</text:p>
              </table:table-cell>
            </table:table-row>
            <table:table-row>
              <table:table-cell office:value-type="string">
                <text:p>O1-lto-rtti-exc-nondbg</text:p>
              </table:table-cell>
              <table:table-cell office:value-type="float" office:value="531864">
                <text:p>531864</text:p>
              </table:table-cell>
            </table:table-row>
            <table:table-row>
              <table:table-cell office:value-type="string">
                <text:p>O1-lto-rtti-exc-ndbg</text:p>
              </table:table-cell>
              <table:table-cell office:value-type="float" office:value="519568">
                <text:p>519568</text:p>
              </table:table-cell>
            </table:table-row>
            <table:table-row>
              <table:table-cell office:value-type="string">
                <text:p>O2-nolto-nortti-noexc-nondbg</text:p>
              </table:table-cell>
              <table:table-cell office:value-type="float" office:value="601400">
                <text:p>601400</text:p>
              </table:table-cell>
            </table:table-row>
            <table:table-row>
              <table:table-cell office:value-type="string">
                <text:p>O2-nolto-nortti-noexc-ndbg</text:p>
              </table:table-cell>
              <table:table-cell office:value-type="float" office:value="597296">
                <text:p>597296</text:p>
              </table:table-cell>
            </table:table-row>
            <table:table-row>
              <table:table-cell office:value-type="string">
                <text:p>O2-nolto-nortti-exc-nondbg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O2-nolto-nortti-exc-ndbg</text:p>
              </table:table-cell>
              <table:table-cell office:value-type="float" office:value="671240">
                <text:p>671240</text:p>
              </table:table-cell>
            </table:table-row>
            <table:table-row>
              <table:table-cell office:value-type="string">
                <text:p>O2-nolto-rtti-noexc-nondbg</text:p>
              </table:table-cell>
              <table:table-cell office:value-type="float" office:value="609592">
                <text:p>609592</text:p>
              </table:table-cell>
            </table:table-row>
            <table:table-row>
              <table:table-cell office:value-type="string">
                <text:p>O2-nolto-rtti-noexc-ndbg</text:p>
              </table:table-cell>
              <table:table-cell office:value-type="float" office:value="601392">
                <text:p>601392</text:p>
              </table:table-cell>
            </table:table-row>
            <table:table-row>
              <table:table-cell office:value-type="string">
                <text:p>O2-nolto-rtti-exc-nondbg</text:p>
              </table:table-cell>
              <table:table-cell office:value-type="float" office:value="687632">
                <text:p>687632</text:p>
              </table:table-cell>
            </table:table-row>
            <table:table-row>
              <table:table-cell office:value-type="string">
                <text:p>O2-nolto-rtti-exc-ndbg</text:p>
              </table:table-cell>
              <table:table-cell office:value-type="float" office:value="675336">
                <text:p>675336</text:p>
              </table:table-cell>
            </table:table-row>
            <table:table-row>
              <table:table-cell office:value-type="string">
                <text:p>O2-lto-nortti-noexc-nondbg</text:p>
              </table:table-cell>
              <table:table-cell office:value-type="float" office:value="490696">
                <text:p>490696</text:p>
              </table:table-cell>
            </table:table-row>
            <table:table-row>
              <table:table-cell office:value-type="string">
                <text:p>O2-lto-nortti-noexc-ndbg</text:p>
              </table:table-cell>
              <table:table-cell office:value-type="float" office:value="478400">
                <text:p>478400</text:p>
              </table:table-cell>
            </table:table-row>
            <table:table-row>
              <table:table-cell office:value-type="string">
                <text:p>O2-lto-nortti-exc-nondbg</text:p>
              </table:table-cell>
              <table:table-cell office:value-type="float" office:value="556432">
                <text:p>556432</text:p>
              </table:table-cell>
            </table:table-row>
            <table:table-row>
              <table:table-cell office:value-type="string">
                <text:p>O2-lto-nortti-exc-ndbg</text:p>
              </table:table-cell>
              <table:table-cell office:value-type="float" office:value="540040">
                <text:p>540040</text:p>
              </table:table-cell>
            </table:table-row>
            <table:table-row>
              <table:table-cell office:value-type="string">
                <text:p>O2-lto-rtti-noexc-nondbg</text:p>
              </table:table-cell>
              <table:table-cell office:value-type="float" office:value="490696">
                <text:p>490696</text:p>
              </table:table-cell>
            </table:table-row>
            <table:table-row>
              <table:table-cell office:value-type="string">
                <text:p>O2-lto-rtti-noexc-ndbg</text:p>
              </table:table-cell>
              <table:table-cell office:value-type="float" office:value="478400">
                <text:p>478400</text:p>
              </table:table-cell>
            </table:table-row>
            <table:table-row>
              <table:table-cell office:value-type="string">
                <text:p>O2-lto-rtti-exc-nondbg</text:p>
              </table:table-cell>
              <table:table-cell office:value-type="float" office:value="556432">
                <text:p>556432</text:p>
              </table:table-cell>
            </table:table-row>
            <table:table-row>
              <table:table-cell office:value-type="string">
                <text:p>O2-lto-rtti-exc-ndbg</text:p>
              </table:table-cell>
              <table:table-cell office:value-type="float" office:value="540040">
                <text:p>540040</text:p>
              </table:table-cell>
            </table:table-row>
            <table:table-row>
              <table:table-cell office:value-type="string">
                <text:p>O3-nolto-nortti-noexc-nondbg</text:p>
              </table:table-cell>
              <table:table-cell office:value-type="float" office:value="642368">
                <text:p>642368</text:p>
              </table:table-cell>
            </table:table-row>
            <table:table-row>
              <table:table-cell office:value-type="string">
                <text:p>O3-nolto-nortti-noexc-ndbg</text:p>
              </table:table-cell>
              <table:table-cell office:value-type="float" office:value="638264">
                <text:p>638264</text:p>
              </table:table-cell>
            </table:table-row>
            <table:table-row>
              <table:table-cell office:value-type="string">
                <text:p>O3-nolto-nortti-exc-nondbg</text:p>
              </table:table-cell>
              <table:table-cell office:value-type="float" office:value="724504">
                <text:p>724504</text:p>
              </table:table-cell>
            </table:table-row>
            <table:table-row>
              <table:table-cell office:value-type="string">
                <text:p>O3-nolto-nortti-exc-ndbg</text:p>
              </table:table-cell>
              <table:table-cell office:value-type="float" office:value="716304">
                <text:p>716304</text:p>
              </table:table-cell>
            </table:table-row>
            <table:table-row>
              <table:table-cell office:value-type="string">
                <text:p>O3-nolto-rtti-noexc-nondbg</text:p>
              </table:table-cell>
              <table:table-cell office:value-type="float" office:value="646464">
                <text:p>646464</text:p>
              </table:table-cell>
            </table:table-row>
            <table:table-row>
              <table:table-cell office:value-type="string">
                <text:p>O3-nolto-rtti-noexc-ndbg</text:p>
              </table:table-cell>
              <table:table-cell office:value-type="float" office:value="638264">
                <text:p>638264</text:p>
              </table:table-cell>
            </table:table-row>
            <table:table-row>
              <table:table-cell office:value-type="string">
                <text:p>O3-nolto-rtti-exc-nondbg</text:p>
              </table:table-cell>
              <table:table-cell office:value-type="float" office:value="724504">
                <text:p>724504</text:p>
              </table:table-cell>
            </table:table-row>
            <table:table-row>
              <table:table-cell office:value-type="string">
                <text:p>O3-nolto-rtti-exc-ndbg</text:p>
              </table:table-cell>
              <table:table-cell office:value-type="float" office:value="716304">
                <text:p>716304</text:p>
              </table:table-cell>
            </table:table-row>
            <table:table-row>
              <table:table-cell office:value-type="string">
                <text:p>O3-lto-nortti-noexc-nondbg</text:p>
              </table:table-cell>
              <table:table-cell office:value-type="float" office:value="523472">
                <text:p>523472</text:p>
              </table:table-cell>
            </table:table-row>
            <table:table-row>
              <table:table-cell office:value-type="string">
                <text:p>O3-lto-nortti-noexc-ndbg</text:p>
              </table:table-cell>
              <table:table-cell office:value-type="float" office:value="515272">
                <text:p>515272</text:p>
              </table:table-cell>
            </table:table-row>
            <table:table-row>
              <table:table-cell office:value-type="string">
                <text:p>O3-lto-nortti-exc-nondbg</text:p>
              </table:table-cell>
              <table:table-cell office:value-type="float" office:value="597400">
                <text:p>597400</text:p>
              </table:table-cell>
            </table:table-row>
            <table:table-row>
              <table:table-cell office:value-type="string">
                <text:p>O3-lto-nortti-exc-ndbg</text:p>
              </table:table-cell>
              <table:table-cell office:value-type="float" office:value="585104">
                <text:p>585104</text:p>
              </table:table-cell>
            </table:table-row>
            <table:table-row>
              <table:table-cell office:value-type="string">
                <text:p>O3-lto-rtti-noexc-nondbg</text:p>
              </table:table-cell>
              <table:table-cell office:value-type="float" office:value="527568">
                <text:p>527568</text:p>
              </table:table-cell>
            </table:table-row>
            <table:table-row>
              <table:table-cell office:value-type="string">
                <text:p>O3-lto-rtti-noexc-ndbg</text:p>
              </table:table-cell>
              <table:table-cell office:value-type="float" office:value="515272">
                <text:p>515272</text:p>
              </table:table-cell>
            </table:table-row>
            <table:table-row>
              <table:table-cell office:value-type="string">
                <text:p>O3-lto-rtti-exc-nondbg</text:p>
              </table:table-cell>
              <table:table-cell office:value-type="float" office:value="601496">
                <text:p>601496</text:p>
              </table:table-cell>
            </table:table-row>
            <table:table-row>
              <table:table-cell office:value-type="string">
                <text:p>O3-lto-rtti-exc-ndbg</text:p>
              </table:table-cell>
              <table:table-cell office:value-type="float" office:value="589200">
                <text:p>589200</text:p>
              </table:table-cell>
            </table:table-row>
            <table:table-row>
              <table:table-cell office:value-type="string">
                <text:p>Os-nolto-nortti-noexc-nondbg</text:p>
              </table:table-cell>
              <table:table-cell office:value-type="float" office:value="417152">
                <text:p>417152</text:p>
              </table:table-cell>
            </table:table-row>
            <table:table-row>
              <table:table-cell office:value-type="string">
                <text:p>Os-nolto-nortti-noexc-ndbg</text:p>
              </table:table-cell>
              <table:table-cell office:value-type="float" office:value="400760">
                <text:p>400760</text:p>
              </table:table-cell>
            </table:table-row>
            <table:table-row>
              <table:table-cell office:value-type="string">
                <text:p>Os-nolto-nortti-exc-nondbg</text:p>
              </table:table-cell>
              <table:table-cell office:value-type="float" office:value="462424">
                <text:p>462424</text:p>
              </table:table-cell>
            </table:table-row>
            <table:table-row>
              <table:table-cell office:value-type="string">
                <text:p>Os-nolto-nortti-exc-ndbg</text:p>
              </table:table-cell>
              <table:table-cell office:value-type="float" office:value="450128">
                <text:p>450128</text:p>
              </table:table-cell>
            </table:table-row>
            <table:table-row>
              <table:table-cell office:value-type="string">
                <text:p>Os-nolto-rtti-noexc-nondbg</text:p>
              </table:table-cell>
              <table:table-cell office:value-type="float" office:value="417152">
                <text:p>417152</text:p>
              </table:table-cell>
            </table:table-row>
            <table:table-row>
              <table:table-cell office:value-type="string">
                <text:p>Os-nolto-rtti-noexc-ndbg</text:p>
              </table:table-cell>
              <table:table-cell office:value-type="float" office:value="400760">
                <text:p>400760</text:p>
              </table:table-cell>
            </table:table-row>
            <table:table-row>
              <table:table-cell office:value-type="string">
                <text:p>Os-nolto-rtti-exc-nondbg</text:p>
              </table:table-cell>
              <table:table-cell office:value-type="float" office:value="466520">
                <text:p>466520</text:p>
              </table:table-cell>
            </table:table-row>
            <table:table-row>
              <table:table-cell office:value-type="string">
                <text:p>Os-nolto-rtti-exc-ndbg</text:p>
              </table:table-cell>
              <table:table-cell office:value-type="float" office:value="450128">
                <text:p>450128</text:p>
              </table:table-cell>
            </table:table-row>
            <table:table-row>
              <table:table-cell office:value-type="string">
                <text:p>Os-lto-nortti-noexc-nondbg</text:p>
              </table:table-cell>
              <table:table-cell office:value-type="float" office:value="351440">
                <text:p>351440</text:p>
              </table:table-cell>
            </table:table-row>
            <table:table-row>
              <table:table-cell office:value-type="string">
                <text:p>Os-lto-nortti-noexc-ndbg</text:p>
              </table:table-cell>
              <table:table-cell office:value-type="float" office:value="335048">
                <text:p>335048</text:p>
              </table:table-cell>
            </table:table-row>
            <table:table-row>
              <table:table-cell office:value-type="string">
                <text:p>Os-lto-nortti-exc-nondbg</text:p>
              </table:table-cell>
              <table:table-cell office:value-type="float" office:value="376216">
                <text:p>376216</text:p>
              </table:table-cell>
            </table:table-row>
            <table:table-row>
              <table:table-cell office:value-type="string">
                <text:p>Os-lto-nortti-exc-ndbg</text:p>
              </table:table-cell>
              <table:table-cell office:value-type="float" office:value="363920">
                <text:p>363920</text:p>
              </table:table-cell>
            </table:table-row>
            <table:table-row>
              <table:table-cell office:value-type="string">
                <text:p>Os-lto-rtti-noexc-nondbg</text:p>
              </table:table-cell>
              <table:table-cell office:value-type="float" office:value="351440">
                <text:p>351440</text:p>
              </table:table-cell>
            </table:table-row>
            <table:table-row>
              <table:table-cell office:value-type="string">
                <text:p>Os-lto-rtti-noexc-ndbg</text:p>
              </table:table-cell>
              <table:table-cell office:value-type="float" office:value="335048">
                <text:p>335048</text:p>
              </table:table-cell>
            </table:table-row>
            <table:table-row>
              <table:table-cell office:value-type="string">
                <text:p>Os-lto-rtti-exc-nondbg</text:p>
              </table:table-cell>
              <table:table-cell office:value-type="float" office:value="380312">
                <text:p>380312</text:p>
              </table:table-cell>
            </table:table-row>
            <table:table-row>
              <table:table-cell office:value-type="string">
                <text:p>Os-lto-rtti-exc-ndbg</text:p>
              </table:table-cell>
              <table:table-cell office:value-type="float" office:value="368016">
                <text:p>368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" chart:maximum="1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6cm" svg:height="9cm" xlink:href=".." xlink:type="simple" chart:class="chart:bar" chart:style-name="ch1">
        <chart:title svg:x="19.559cm" svg:y="0.316cm" chart:style-name="ch2">
          <text:p>Runtime</text:p>
        </chart:title>
        <chart:plot-area chart:style-name="ch3" table:cell-range-address="Sheet1.D1:Sheet1.E64" chart:data-source-has-labels="both" svg:x="0.819cm" svg:y="1.275cm" svg:width="39.322cm" svg:height="7.545cm">
          <chart:coordinate-region svg:x="3.855cm" svg:y="1.474cm" svg:width="36.286cm" svg:height="3.638cm"/>
          <chart:axis chart:dimension="x" chart:name="primary-x" chart:style-name="ch4" chartooo:axis-type="auto">
            <chartooo:date-scale/>
            <chart:categories table:cell-range-address="Sheet1.D1:Sheet1.D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64" chart:label-cell-address="Sheet1.E1:Sheet1.E1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03119134902954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1-nolto-nortti-noexc-nondbg</text:p>
                <draw:g>
                  <svg:desc>Sheet1.D1:Sheet1.D64</svg:desc>
                </draw:g>
              </table:table-cell>
              <table:table-cell office:value-type="float" office:value="1.03119134902954">
                <text:p>1.03119134902954</text:p>
                <draw:g>
                  <svg:desc>Sheet1.E1:Sheet1.E64</svg:desc>
                </draw:g>
              </table:table-cell>
            </table:table-row>
            <table:table-row>
              <table:table-cell office:value-type="string">
                <text:p>O1-nolto-nortti-noexc-ndbg</text:p>
              </table:table-cell>
              <table:table-cell office:value-type="float" office:value="1.05372786521912">
                <text:p>1.05372786521912</text:p>
              </table:table-cell>
            </table:table-row>
            <table:table-row>
              <table:table-cell office:value-type="string">
                <text:p>O1-nolto-nortti-exc-nondbg</text:p>
              </table:table-cell>
              <table:table-cell office:value-type="float" office:value="1.03964900970459">
                <text:p>1.03964900970459</text:p>
              </table:table-cell>
            </table:table-row>
            <table:table-row>
              <table:table-cell office:value-type="string">
                <text:p>O1-nolto-nortti-exc-ndbg</text:p>
              </table:table-cell>
              <table:table-cell office:value-type="float" office:value="1.04946494102478">
                <text:p>1.04946494102478</text:p>
              </table:table-cell>
            </table:table-row>
            <table:table-row>
              <table:table-cell office:value-type="string">
                <text:p>O1-nolto-rtti-noexc-nondbg</text:p>
              </table:table-cell>
              <table:table-cell office:value-type="float" office:value="1.07171511650085">
                <text:p>1.07171511650085</text:p>
              </table:table-cell>
            </table:table-row>
            <table:table-row>
              <table:table-cell office:value-type="string">
                <text:p>O1-nolto-rtti-noexc-ndbg</text:p>
              </table:table-cell>
              <table:table-cell office:value-type="float" office:value="1.04479646682739">
                <text:p>1.04479646682739</text:p>
              </table:table-cell>
            </table:table-row>
            <table:table-row>
              <table:table-cell office:value-type="string">
                <text:p>O1-nolto-rtti-exc-nondbg</text:p>
              </table:table-cell>
              <table:table-cell office:value-type="float" office:value="1.02732372283936">
                <text:p>1.02732372283936</text:p>
              </table:table-cell>
            </table:table-row>
            <table:table-row>
              <table:table-cell office:value-type="string">
                <text:p>O1-nolto-rtti-exc-ndbg</text:p>
              </table:table-cell>
              <table:table-cell office:value-type="float" office:value="1.02566885948181">
                <text:p>1.02566885948181</text:p>
              </table:table-cell>
            </table:table-row>
            <table:table-row>
              <table:table-cell office:value-type="string">
                <text:p>O1-lto-nortti-noexc-nondbg</text:p>
              </table:table-cell>
              <table:table-cell office:value-type="float" office:value="0.985347509384155">
                <text:p>0.985347509384155</text:p>
              </table:table-cell>
            </table:table-row>
            <table:table-row>
              <table:table-cell office:value-type="string">
                <text:p>O1-lto-nortti-noexc-ndbg</text:p>
              </table:table-cell>
              <table:table-cell office:value-type="float" office:value="0.963798522949219">
                <text:p>0.963798522949219</text:p>
              </table:table-cell>
            </table:table-row>
            <table:table-row>
              <table:table-cell office:value-type="string">
                <text:p>O1-lto-nortti-exc-nondbg</text:p>
              </table:table-cell>
              <table:table-cell office:value-type="float" office:value="0.952404260635376">
                <text:p>0.952404260635376</text:p>
              </table:table-cell>
            </table:table-row>
            <table:table-row>
              <table:table-cell office:value-type="string">
                <text:p>O1-lto-nortti-exc-ndbg</text:p>
              </table:table-cell>
              <table:table-cell office:value-type="float" office:value="0.972226619720459">
                <text:p>0.972226619720459</text:p>
              </table:table-cell>
            </table:table-row>
            <table:table-row>
              <table:table-cell office:value-type="string">
                <text:p>O1-lto-rtti-noexc-nondbg</text:p>
              </table:table-cell>
              <table:table-cell office:value-type="float" office:value="0.976063966751099">
                <text:p>0.976063966751099</text:p>
              </table:table-cell>
            </table:table-row>
            <table:table-row>
              <table:table-cell office:value-type="string">
                <text:p>O1-lto-rtti-noexc-ndbg</text:p>
              </table:table-cell>
              <table:table-cell office:value-type="float" office:value="0.957377910614014">
                <text:p>0.957377910614014</text:p>
              </table:table-cell>
            </table:table-row>
            <table:table-row>
              <table:table-cell office:value-type="string">
                <text:p>O1-lto-rtti-exc-nondbg</text:p>
              </table:table-cell>
              <table:table-cell office:value-type="float" office:value="1.03145360946655">
                <text:p>1.03145360946655</text:p>
              </table:table-cell>
            </table:table-row>
            <table:table-row>
              <table:table-cell office:value-type="string">
                <text:p>O1-lto-rtti-exc-ndbg</text:p>
              </table:table-cell>
              <table:table-cell office:value-type="float" office:value="0.948941707611084">
                <text:p>0.948941707611084</text:p>
              </table:table-cell>
            </table:table-row>
            <table:table-row>
              <table:table-cell office:value-type="string">
                <text:p>O2-nolto-nortti-noexc-nondbg</text:p>
              </table:table-cell>
              <table:table-cell office:value-type="float" office:value="1.02473139762878">
                <text:p>1.02473139762878</text:p>
              </table:table-cell>
            </table:table-row>
            <table:table-row>
              <table:table-cell office:value-type="string">
                <text:p>O2-nolto-nortti-noexc-ndbg</text:p>
              </table:table-cell>
              <table:table-cell office:value-type="float" office:value="1.00559306144714">
                <text:p>1.00559306144714</text:p>
              </table:table-cell>
            </table:table-row>
            <table:table-row>
              <table:table-cell office:value-type="string">
                <text:p>O2-nolto-nortti-exc-nondbg</text:p>
              </table:table-cell>
              <table:table-cell office:value-type="float" office:value="1.02087593078613">
                <text:p>1.02087593078613</text:p>
              </table:table-cell>
            </table:table-row>
            <table:table-row>
              <table:table-cell office:value-type="string">
                <text:p>O2-nolto-nortti-exc-ndbg</text:p>
              </table:table-cell>
              <table:table-cell office:value-type="float" office:value="1.02300524711609">
                <text:p>1.02300524711609</text:p>
              </table:table-cell>
            </table:table-row>
            <table:table-row>
              <table:table-cell office:value-type="string">
                <text:p>O2-nolto-rtti-noexc-nondbg</text:p>
              </table:table-cell>
              <table:table-cell office:value-type="float" office:value="1.02953886985779">
                <text:p>1.02953886985779</text:p>
              </table:table-cell>
            </table:table-row>
            <table:table-row>
              <table:table-cell office:value-type="string">
                <text:p>O2-nolto-rtti-noexc-ndbg</text:p>
              </table:table-cell>
              <table:table-cell office:value-type="float" office:value="1.0222020149231">
                <text:p>1.0222020149231</text:p>
              </table:table-cell>
            </table:table-row>
            <table:table-row>
              <table:table-cell office:value-type="string">
                <text:p>O2-nolto-rtti-exc-nondbg</text:p>
              </table:table-cell>
              <table:table-cell office:value-type="float" office:value="0.999908924102783">
                <text:p>0.999908924102783</text:p>
              </table:table-cell>
            </table:table-row>
            <table:table-row>
              <table:table-cell office:value-type="string">
                <text:p>O2-nolto-rtti-exc-ndbg</text:p>
              </table:table-cell>
              <table:table-cell office:value-type="float" office:value="0.942644119262695">
                <text:p>0.942644119262695</text:p>
              </table:table-cell>
            </table:table-row>
            <table:table-row>
              <table:table-cell office:value-type="string">
                <text:p>O2-lto-nortti-noexc-nondbg</text:p>
              </table:table-cell>
              <table:table-cell office:value-type="float" office:value="1.01372742652893">
                <text:p>1.01372742652893</text:p>
              </table:table-cell>
            </table:table-row>
            <table:table-row>
              <table:table-cell office:value-type="string">
                <text:p>O2-lto-nortti-noexc-ndbg</text:p>
              </table:table-cell>
              <table:table-cell office:value-type="float" office:value="0.936230659484863">
                <text:p>0.936230659484863</text:p>
              </table:table-cell>
            </table:table-row>
            <table:table-row>
              <table:table-cell office:value-type="string">
                <text:p>O2-lto-nortti-exc-nondbg</text:p>
              </table:table-cell>
              <table:table-cell office:value-type="float" office:value="0.957983016967773">
                <text:p>0.957983016967773</text:p>
              </table:table-cell>
            </table:table-row>
            <table:table-row>
              <table:table-cell office:value-type="string">
                <text:p>O2-lto-nortti-exc-ndbg</text:p>
              </table:table-cell>
              <table:table-cell office:value-type="float" office:value="0.935985088348389">
                <text:p>0.935985088348389</text:p>
              </table:table-cell>
            </table:table-row>
            <table:table-row>
              <table:table-cell office:value-type="string">
                <text:p>O2-lto-rtti-noexc-nondbg</text:p>
              </table:table-cell>
              <table:table-cell office:value-type="float" office:value="0.958895921707153">
                <text:p>0.958895921707153</text:p>
              </table:table-cell>
            </table:table-row>
            <table:table-row>
              <table:table-cell office:value-type="string">
                <text:p>O2-lto-rtti-noexc-ndbg</text:p>
              </table:table-cell>
              <table:table-cell office:value-type="float" office:value="1.02551889419556">
                <text:p>1.02551889419556</text:p>
              </table:table-cell>
            </table:table-row>
            <table:table-row>
              <table:table-cell office:value-type="string">
                <text:p>O2-lto-rtti-exc-nondbg</text:p>
              </table:table-cell>
              <table:table-cell office:value-type="float" office:value="0.956294536590576">
                <text:p>0.956294536590576</text:p>
              </table:table-cell>
            </table:table-row>
            <table:table-row>
              <table:table-cell office:value-type="string">
                <text:p>O2-lto-rtti-exc-ndbg</text:p>
              </table:table-cell>
              <table:table-cell office:value-type="float" office:value="0.93672251701355">
                <text:p>0.93672251701355</text:p>
              </table:table-cell>
            </table:table-row>
            <table:table-row>
              <table:table-cell office:value-type="string">
                <text:p>O3-nolto-nortti-noexc-nondbg</text:p>
              </table:table-cell>
              <table:table-cell office:value-type="float" office:value="0.984414100646973">
                <text:p>0.984414100646973</text:p>
              </table:table-cell>
            </table:table-row>
            <table:table-row>
              <table:table-cell office:value-type="string">
                <text:p>O3-nolto-nortti-noexc-ndbg</text:p>
              </table:table-cell>
              <table:table-cell office:value-type="float" office:value="0.976862668991089">
                <text:p>0.976862668991089</text:p>
              </table:table-cell>
            </table:table-row>
            <table:table-row>
              <table:table-cell office:value-type="string">
                <text:p>O3-nolto-nortti-exc-nondbg</text:p>
              </table:table-cell>
              <table:table-cell office:value-type="float" office:value="0.970156192779541">
                <text:p>0.970156192779541</text:p>
              </table:table-cell>
            </table:table-row>
            <table:table-row>
              <table:table-cell office:value-type="string">
                <text:p>O3-nolto-nortti-exc-ndbg</text:p>
              </table:table-cell>
              <table:table-cell office:value-type="float" office:value="0.998418092727661">
                <text:p>0.998418092727661</text:p>
              </table:table-cell>
            </table:table-row>
            <table:table-row>
              <table:table-cell office:value-type="string">
                <text:p>O3-nolto-rtti-noexc-nondbg</text:p>
              </table:table-cell>
              <table:table-cell office:value-type="float" office:value="0.995536327362061">
                <text:p>0.995536327362061</text:p>
              </table:table-cell>
            </table:table-row>
            <table:table-row>
              <table:table-cell office:value-type="string">
                <text:p>O3-nolto-rtti-noexc-ndbg</text:p>
              </table:table-cell>
              <table:table-cell office:value-type="float" office:value="1.01652526855469">
                <text:p>1.01652526855469</text:p>
              </table:table-cell>
            </table:table-row>
            <table:table-row>
              <table:table-cell office:value-type="string">
                <text:p>O3-nolto-rtti-exc-nondbg</text:p>
              </table:table-cell>
              <table:table-cell office:value-type="float" office:value="0.936332941055298">
                <text:p>0.936332941055298</text:p>
              </table:table-cell>
            </table:table-row>
            <table:table-row>
              <table:table-cell office:value-type="string">
                <text:p>O3-nolto-rtti-exc-ndbg</text:p>
              </table:table-cell>
              <table:table-cell office:value-type="float" office:value="0.94927978515625">
                <text:p>0.94927978515625</text:p>
              </table:table-cell>
            </table:table-row>
            <table:table-row>
              <table:table-cell office:value-type="string">
                <text:p>O3-lto-nortti-noexc-nondbg</text:p>
              </table:table-cell>
              <table:table-cell office:value-type="float" office:value="1.00483274459839">
                <text:p>1.00483274459839</text:p>
              </table:table-cell>
            </table:table-row>
            <table:table-row>
              <table:table-cell office:value-type="string">
                <text:p>O3-lto-nortti-noexc-ndbg</text:p>
              </table:table-cell>
              <table:table-cell office:value-type="float" office:value="0.929589748382568">
                <text:p>0.929589748382568</text:p>
              </table:table-cell>
            </table:table-row>
            <table:table-row>
              <table:table-cell office:value-type="string">
                <text:p>O3-lto-nortti-exc-nondbg</text:p>
              </table:table-cell>
              <table:table-cell office:value-type="float" office:value="1.02903389930725">
                <text:p>1.02903389930725</text:p>
              </table:table-cell>
            </table:table-row>
            <table:table-row>
              <table:table-cell office:value-type="string">
                <text:p>O3-lto-nortti-exc-ndbg</text:p>
              </table:table-cell>
              <table:table-cell office:value-type="float" office:value="0.976122617721558">
                <text:p>0.976122617721558</text:p>
              </table:table-cell>
            </table:table-row>
            <table:table-row>
              <table:table-cell office:value-type="string">
                <text:p>O3-lto-rtti-noexc-nondbg</text:p>
              </table:table-cell>
              <table:table-cell office:value-type="float" office:value="0.994043350219727">
                <text:p>0.994043350219727</text:p>
              </table:table-cell>
            </table:table-row>
            <table:table-row>
              <table:table-cell office:value-type="string">
                <text:p>O3-lto-rtti-noexc-ndbg</text:p>
              </table:table-cell>
              <table:table-cell office:value-type="float" office:value="0.922836065292358">
                <text:p>0.922836065292358</text:p>
              </table:table-cell>
            </table:table-row>
            <table:table-row>
              <table:table-cell office:value-type="string">
                <text:p>O3-lto-rtti-exc-nondbg</text:p>
              </table:table-cell>
              <table:table-cell office:value-type="float" office:value="0.932618379592896">
                <text:p>0.932618379592896</text:p>
              </table:table-cell>
            </table:table-row>
            <table:table-row>
              <table:table-cell office:value-type="string">
                <text:p>O3-lto-rtti-exc-ndbg</text:p>
              </table:table-cell>
              <table:table-cell office:value-type="float" office:value="0.991631984710693">
                <text:p>0.991631984710693</text:p>
              </table:table-cell>
            </table:table-row>
            <table:table-row>
              <table:table-cell office:value-type="string">
                <text:p>Os-nolto-nortti-noexc-nondbg</text:p>
              </table:table-cell>
              <table:table-cell office:value-type="float" office:value="1.09251165390015">
                <text:p>1.09251165390015</text:p>
              </table:table-cell>
            </table:table-row>
            <table:table-row>
              <table:table-cell office:value-type="string">
                <text:p>Os-nolto-nortti-noexc-ndbg</text:p>
              </table:table-cell>
              <table:table-cell office:value-type="float" office:value="1.20021367073059">
                <text:p>1.20021367073059</text:p>
              </table:table-cell>
            </table:table-row>
            <table:table-row>
              <table:table-cell office:value-type="string">
                <text:p>Os-nolto-nortti-exc-nondbg</text:p>
              </table:table-cell>
              <table:table-cell office:value-type="float" office:value="1.07656311988831">
                <text:p>1.07656311988831</text:p>
              </table:table-cell>
            </table:table-row>
            <table:table-row>
              <table:table-cell office:value-type="string">
                <text:p>Os-nolto-nortti-exc-ndbg</text:p>
              </table:table-cell>
              <table:table-cell office:value-type="float" office:value="1.07426929473877">
                <text:p>1.07426929473877</text:p>
              </table:table-cell>
            </table:table-row>
            <table:table-row>
              <table:table-cell office:value-type="string">
                <text:p>Os-nolto-rtti-noexc-nondbg</text:p>
              </table:table-cell>
              <table:table-cell office:value-type="float" office:value="1.10122036933899">
                <text:p>1.10122036933899</text:p>
              </table:table-cell>
            </table:table-row>
            <table:table-row>
              <table:table-cell office:value-type="string">
                <text:p>Os-nolto-rtti-noexc-ndbg</text:p>
              </table:table-cell>
              <table:table-cell office:value-type="float" office:value="1.20274758338928">
                <text:p>1.20274758338928</text:p>
              </table:table-cell>
            </table:table-row>
            <table:table-row>
              <table:table-cell office:value-type="string">
                <text:p>Os-nolto-rtti-exc-nondbg</text:p>
              </table:table-cell>
              <table:table-cell office:value-type="float" office:value="1.10508918762207">
                <text:p>1.10508918762207</text:p>
              </table:table-cell>
            </table:table-row>
            <table:table-row>
              <table:table-cell office:value-type="string">
                <text:p>Os-nolto-rtti-exc-ndbg</text:p>
              </table:table-cell>
              <table:table-cell office:value-type="float" office:value="1.17559671401978">
                <text:p>1.17559671401978</text:p>
              </table:table-cell>
            </table:table-row>
            <table:table-row>
              <table:table-cell office:value-type="string">
                <text:p>Os-lto-nortti-noexc-nondbg</text:p>
              </table:table-cell>
              <table:table-cell office:value-type="float" office:value="1.11109614372253">
                <text:p>1.11109614372253</text:p>
              </table:table-cell>
            </table:table-row>
            <table:table-row>
              <table:table-cell office:value-type="string">
                <text:p>Os-lto-nortti-noexc-ndbg</text:p>
              </table:table-cell>
              <table:table-cell office:value-type="float" office:value="1.12159419059753">
                <text:p>1.12159419059753</text:p>
              </table:table-cell>
            </table:table-row>
            <table:table-row>
              <table:table-cell office:value-type="string">
                <text:p>Os-lto-nortti-exc-nondbg</text:p>
              </table:table-cell>
              <table:table-cell office:value-type="float" office:value="1.1848406791687">
                <text:p>1.1848406791687</text:p>
              </table:table-cell>
            </table:table-row>
            <table:table-row>
              <table:table-cell office:value-type="string">
                <text:p>Os-lto-nortti-exc-ndbg</text:p>
              </table:table-cell>
              <table:table-cell office:value-type="float" office:value="1.14618396759033">
                <text:p>1.14618396759033</text:p>
              </table:table-cell>
            </table:table-row>
            <table:table-row>
              <table:table-cell office:value-type="string">
                <text:p>Os-lto-rtti-noexc-nondbg</text:p>
              </table:table-cell>
              <table:table-cell office:value-type="float" office:value="1.08916687965393">
                <text:p>1.08916687965393</text:p>
              </table:table-cell>
            </table:table-row>
            <table:table-row>
              <table:table-cell office:value-type="string">
                <text:p>Os-lto-rtti-noexc-ndbg</text:p>
              </table:table-cell>
              <table:table-cell office:value-type="float" office:value="1.08704996109009">
                <text:p>1.08704996109009</text:p>
              </table:table-cell>
            </table:table-row>
            <table:table-row>
              <table:table-cell office:value-type="string">
                <text:p>Os-lto-rtti-exc-nondbg</text:p>
              </table:table-cell>
              <table:table-cell office:value-type="float" office:value="1.12918257713318">
                <text:p>1.12918257713318</text:p>
              </table:table-cell>
            </table:table-row>
            <table:table-row>
              <table:table-cell office:value-type="string">
                <text:p>Os-lto-rtti-exc-ndbg</text:p>
              </table:table-cell>
              <table:table-cell office:value-type="float" office:value="1.17063140869141">
                <text:p>1.170631408691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